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6pt" style:font-size-asian="26pt" style:font-size-complex="26pt" fo:language="en" fo:country="US"/>
    </style:style>
    <style:style style:name="P2" style:parent-style-name="Normal" style:family="paragraph">
      <style:paragraph-properties fo:text-align="center"/>
      <style:text-properties fo:font-size="26pt" style:font-size-asian="26pt" style:font-size-complex="26pt"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T13" style:parent-style-name="Fuentedepárrafopredeter." style:family="text">
      <style:text-properties fo:language="en" fo:country="US"/>
    </style:style>
    <style:style style:name="T14" style:parent-style-name="Fuentedepárrafopredeter." style:family="text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T16" style:parent-style-name="Fuentedepárrafopredeter." style:family="text">
      <style:text-properties fo:language="en" fo:country="US"/>
    </style:style>
  </office:automatic-styles>
  <office:body>
    <office:text text:use-soft-page-breaks="true">
      <text:p text:style-name="P1">CÓDIGO FUENTE</text:p>
      <text:p text:style-name="P2"/>
      <text:p text:style-name="P3">package com.company;</text:p>
      <text:p text:style-name="P4">import java.util.Scanner;</text:p>
      <text:p text:style-name="P5">public class Main {</text:p>
      <text:p text:style-name="P6"/>
      <text:p text:style-name="P7"><text:s text:c="4"/>public static void main(String[] args) {</text:p>
      <text:p text:style-name="P8"/>
      <text:p text:style-name="P9"><text:tab/><text:s text:c="4"/>Scanner s = new Scanner(System.in);</text:p>
      <text:p text:style-name="P10"><text:s text:c="8"/>int i=1;</text:p>
      <text:p text:style-name="P11"><text:s text:c="8"/>float mediaViajeros=0;</text:p>
      <text:p text:style-name="P12"><text:s text:c="8"/>int opcion =0;</text:p>
      <text:p text:style-name="Normal"><text:span text:style-name="T13"><text:s text:c="8"/></text:span>float viajero1=0;</text:p>
      <text:p text:style-name="Normal"><text:s text:c="8"/>float viajero2=0;</text:p>
      <text:p text:style-name="Normal"><text:s text:c="8"/>float viajero3=0;</text:p>
      <text:p text:style-name="Normal"><text:s text:c="8"/>float viajero4=0;</text:p>
      <text:p text:style-name="Normal"><text:s text:c="8"/>float viajero5=0;</text:p>
      <text:p text:style-name="Normal"><text:s text:c="8"/>float precio1=0;</text:p>
      <text:p text:style-name="Normal"><text:s text:c="8"/>float precio2=0;</text:p>
      <text:p text:style-name="Normal"><text:s text:c="8"/>float precio3=0;</text:p>
      <text:p text:style-name="Normal"><text:s text:c="8"/>float precio4=0;</text:p>
      <text:p text:style-name="Normal"><text:s text:c="8"/>float precio5=0;</text:p>
      <text:p text:style-name="Normal"><text:s text:c="8"/>int media=0;</text:p>
      <text:p text:style-name="Normal"><text:s text:c="8"/>float total=0;</text:p>
      <text:p text:style-name="Normal"><text:s text:c="8"/>boolean primero=false;</text:p>
      <text:p text:style-name="Normal"><text:s text:c="8"/>boolean segundo=false;</text:p>
      <text:p text:style-name="Normal"><text:s text:c="8"/>do {</text:p>
      <text:p text:style-name="Normal"><text:s text:c="12"/>System.out.println("----------------------------------------------");</text:p>
      <text:p text:style-name="Normal"><text:s text:c="12"/>System.out.println("| Repartir el coste de los viajes <text:s text:c="11"/>|");</text:p>
      <text:soft-page-break/>
      <text:p text:style-name="Normal"><text:s text:c="12"/>System.out.println("| <text:s/>1. Introducir gastos de viajeros <text:s text:c="9"/>|");</text:p>
      <text:p text:style-name="Normal"><text:s text:c="12"/>System.out.println("| <text:s/>2. Calcular reparto de los gastos <text:s text:c="8"/>|");</text:p>
      <text:p text:style-name="Normal"><text:s text:c="12"/>System.out.println("| <text:s/>3. Repartir el gasto entre los viajeros <text:s text:c="2"/>|");</text:p>
      <text:p text:style-name="Normal"><text:s text:c="12"/>System.out.println("| <text:s/>4. Salir <text:s text:c="33"/>|");</text:p>
      <text:p text:style-name="Normal"><text:s text:c="12"/>System.out.println("----------------------------------------------");</text:p>
      <text:p text:style-name="Normal"/>
      <text:p text:style-name="Normal"><text:s text:c="12"/>opcion = s.nextInt();</text:p>
      <text:p text:style-name="Normal"><text:s text:c="12"/>if(opcion&lt;1 || opcion&gt;4)System.out.println("Escoja una opción correcta");</text:p>
      <text:p text:style-name="Normal"><text:s text:c="12"/><text:span text:style-name="T14">else if(opcion==1){</text:span></text:p>
      <text:p text:style-name="P15"><text:s text:c="16"/>primero=false;</text:p>
      <text:p text:style-name="Normal"><text:span text:style-name="T16"><text:s text:c="16"/></text:span>segundo=false;</text:p>
      <text:p text:style-name="Normal"><text:s text:c="16"/>System.out.println("introduce los gastos del viajero 1");</text:p>
      <text:p text:style-name="Normal"><text:s text:c="16"/>viajero1 = s.nextFloat();</text:p>
      <text:p text:style-name="Normal"><text:s text:c="16"/>if(viajero1!= -1){</text:p>
      <text:p text:style-name="Normal"><text:s text:c="20"/>media=media+1;</text:p>
      <text:p text:style-name="Normal"><text:s text:c="20"/>total=total+viajero1;</text:p>
      <text:p text:style-name="Normal"><text:s text:c="16"/>}else viajero1=0;</text:p>
      <text:p text:style-name="Normal"/>
      <text:p text:style-name="Normal"><text:s text:c="16"/>System.out.println("introduce los gastos del viajero 2");</text:p>
      <text:p text:style-name="Normal"><text:s text:c="16"/>viajero2 = s.nextFloat();</text:p>
      <text:p text:style-name="Normal"><text:s text:c="16"/>if(viajero2!= -1){</text:p>
      <text:p text:style-name="Normal"><text:s text:c="20"/>media=media+1;</text:p>
      <text:p text:style-name="Normal"><text:s text:c="20"/>total=total+viajero2;</text:p>
      <text:p text:style-name="Normal"><text:s text:c="16"/>}else viajero2=0;</text:p>
      <text:p text:style-name="Normal"/>
      <text:p text:style-name="Normal"><text:s text:c="16"/>System.out.println("introduce los gastos del viajero 3");</text:p>
      <text:p text:style-name="Normal"><text:s text:c="16"/>viajero3 = s.nextFloat();</text:p>
      <text:p text:style-name="Normal"><text:s text:c="16"/>if(viajero3!= -1){</text:p>
      <text:p text:style-name="Normal"><text:s text:c="20"/>media=media+1;</text:p>
      <text:p text:style-name="Normal"><text:s text:c="20"/>total=total+viajero3;</text:p>
      <text:p text:style-name="Normal"><text:s text:c="16"/>}else viajero3=0;</text:p>
      <text:p text:style-name="Normal"/>
      <text:p text:style-name="Normal"><text:s text:c="16"/>System.out.println("introduce los gastos del viajero 4");</text:p>
      <text:p text:style-name="Normal"><text:s text:c="16"/>viajero4 = s.nextFloat();</text:p>
      <text:p text:style-name="Normal"><text:s text:c="16"/>if(viajero4!= -1){</text:p>
      <text:p text:style-name="Normal"><text:s text:c="20"/>media=media+1;</text:p>
      <text:p text:style-name="Normal"><text:s text:c="20"/>total=total+viajero4;</text:p>
      <text:p text:style-name="Normal"><text:s text:c="16"/>}else viajero4=0;</text:p>
      <text:p text:style-name="Normal"/>
      <text:p text:style-name="Normal"><text:s text:c="16"/>System.out.println("introduce los gastos del viajero 5");</text:p>
      <text:p text:style-name="Normal"><text:s text:c="16"/>viajero5 = s.nextFloat();</text:p>
      <text:p text:style-name="Normal"><text:s text:c="16"/>if(viajero5!= -1){</text:p>
      <text:p text:style-name="Normal"><text:s text:c="20"/>media=media+1;</text:p>
      <text:p text:style-name="Normal"><text:s text:c="20"/>total=total+viajero1;</text:p>
      <text:p text:style-name="Normal"><text:s text:c="16"/>}else viajero5=0;</text:p>
      <text:p text:style-name="Normal"><text:s text:c="16"/>primero=true;</text:p>
      <text:p text:style-name="Normal"><text:s text:c="12"/>} //segunda opción</text:p>
      <text:p text:style-name="Normal"><text:s text:c="12"/>if (opcion==2 &amp;&amp; primero==true) {</text:p>
      <text:p text:style-name="Normal"><text:s text:c="16"/>mediaViajeros = total / media;</text:p>
      <text:p text:style-name="Normal"><text:s text:c="16"/>System.out.println("Cada viajero debe pagar " + mediaViajeros + "€");</text:p>
      <text:p text:style-name="Normal"><text:s text:c="16"/>segundo=true;</text:p>
      <text:p text:style-name="Normal"><text:s text:c="12"/>}</text:p>
      <text:p text:style-name="Normal"><text:s text:c="12"/>if (opcion==3 &amp;&amp; primero==true &amp;&amp; segundo==true) {</text:p>
      <text:p text:style-name="Normal"><text:s text:c="16"/>if (viajero1==0) System.out.println("el viajero 1 no va de viaje");</text:p>
      <text:p text:style-name="Normal"><text:s text:c="16"/>else if(viajero1 &gt; mediaViajeros) {</text:p>
      <text:p text:style-name="Normal"><text:s text:c="20"/>precio1 = viajero1 - mediaViajeros;</text:p>
      <text:p text:style-name="Normal"><text:s text:c="20"/>System.out.println("Al viajero 1 se le debe " + precio1);</text:p>
      <text:p text:style-name="Normal"><text:s text:c="16"/>}else if(viajero1&lt; mediaViajeros){</text:p>
      <text:p text:style-name="Normal"><text:s text:c="20"/>precio1 = mediaViajeros - viajero1 ;</text:p>
      <text:p text:style-name="Normal"><text:s text:c="20"/>System.out.println("El viajero 1 tiene que poner " + precio1);</text:p>
      <text:p text:style-name="Normal"><text:s text:c="16"/>}else if(viajero1 == mediaViajeros)System.out.println("El viajero 1 no debe nada");</text:p>
      <text:p text:style-name="Normal"/>
      <text:soft-page-break/>
      <text:p text:style-name="Normal"><text:s text:c="16"/>if (viajero2==0) System.out.println("el viajero 2 no va de viaje");</text:p>
      <text:p text:style-name="Normal"><text:s text:c="16"/>else if(viajero2 &gt; mediaViajeros) {</text:p>
      <text:p text:style-name="Normal"><text:s text:c="20"/>precio2 = viajero2 - mediaViajeros;</text:p>
      <text:p text:style-name="Normal"><text:s text:c="20"/>System.out.println("Al viajero 2 se le debe " + precio2);</text:p>
      <text:p text:style-name="Normal"><text:s text:c="16"/>}else if(viajero2&lt; mediaViajeros){</text:p>
      <text:p text:style-name="Normal"><text:s text:c="20"/>precio2 = mediaViajeros - viajero2;</text:p>
      <text:p text:style-name="Normal"><text:s text:c="20"/>System.out.println("El viajero 2 tiene que poner " + precio2);</text:p>
      <text:p text:style-name="Normal"><text:s text:c="16"/>}else if(viajero2 == mediaViajeros)System.out.println("El viajero 2 no debe nada");</text:p>
      <text:p text:style-name="Normal"/>
      <text:p text:style-name="Normal"><text:s text:c="16"/>if (viajero3==0) System.out.println("el viajero 3 no va de viaje");</text:p>
      <text:p text:style-name="Normal"><text:s text:c="16"/>else if(viajero3 &gt; mediaViajeros) {</text:p>
      <text:p text:style-name="Normal"><text:s text:c="20"/>precio3 = viajero3 - mediaViajeros;</text:p>
      <text:p text:style-name="Normal"><text:s text:c="20"/>System.out.println("Al viajero 3 se le debe " + precio3);</text:p>
      <text:p text:style-name="Normal"><text:s text:c="16"/>}else if(viajero3&lt; mediaViajeros){</text:p>
      <text:p text:style-name="Normal"><text:s text:c="20"/>precio3 = mediaViajeros - viajero3 ;</text:p>
      <text:p text:style-name="Normal"><text:s text:c="20"/>System.out.println("El viajero 3 tiene que poner " + precio3);</text:p>
      <text:p text:style-name="Normal"><text:s text:c="16"/>}else if(viajero3 == mediaViajeros)System.out.println("El viajero 3 no debe nada");</text:p>
      <text:p text:style-name="Normal"/>
      <text:p text:style-name="Normal"><text:s text:c="16"/>if (viajero4==0) System.out.println("el viajero 4 no va de viaje");</text:p>
      <text:p text:style-name="Normal"><text:s text:c="16"/>else if(viajero4 &gt; mediaViajeros) {</text:p>
      <text:p text:style-name="Normal"><text:s text:c="20"/>precio4 = viajero4 - mediaViajeros;</text:p>
      <text:p text:style-name="Normal"><text:s text:c="20"/>System.out.println("Al viajero 4 se le debe " + precio4);</text:p>
      <text:p text:style-name="Normal"><text:s text:c="16"/>}else if(viajero4&lt; mediaViajeros){</text:p>
      <text:p text:style-name="Normal"><text:s text:c="20"/>precio4 = mediaViajeros - viajero4 ;</text:p>
      <text:p text:style-name="Normal"><text:s text:c="20"/>System.out.println("El viajero 4 tiene que poner " + precio4);</text:p>
      <text:p text:style-name="Normal"><text:s text:c="16"/>}else if(viajero4 == mediaViajeros)System.out.println("El viajero 4 no debe nada");</text:p>
      <text:p text:style-name="Normal"/>
      <text:p text:style-name="Normal"><text:s text:c="16"/>if (viajero5==0) System.out.println("el viajero 5 no va de viaje");</text:p>
      <text:p text:style-name="Normal"><text:s text:c="16"/>else if(viajero5 &gt; mediaViajeros) {</text:p>
      <text:p text:style-name="Normal"><text:s text:c="20"/>precio5 = viajero5 - mediaViajeros;</text:p>
      <text:p text:style-name="Normal"><text:s text:c="20"/>System.out.println("Al viajero 5 se le debe " + precio5);</text:p>
      <text:soft-page-break/>
      <text:p text:style-name="Normal"><text:s text:c="16"/>}else if(viajero5&lt; mediaViajeros){</text:p>
      <text:p text:style-name="Normal"><text:s text:c="20"/>precio5 = mediaViajeros - viajero5 ;</text:p>
      <text:p text:style-name="Normal"><text:s text:c="20"/>System.out.println("El viajero 5 tiene que poner " + precio5);</text:p>
      <text:p text:style-name="Normal"><text:s text:c="16"/>}else if(viajero5 == mediaViajeros)System.out.println("El viajero 5 no debe nada");</text:p>
      <text:p text:style-name="Normal"/>
      <text:p text:style-name="Normal"><text:s text:c="12"/>}</text:p>
      <text:p text:style-name="Normal"><text:s text:c="8"/>}while (opcion!=4);</text:p>
      <text:p text:style-name="Normal"><text:s text:c="4"/>}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chofy98@hotmail.com</meta:initial-creator>
    <dc:creator>jchofy98@hotmail.com</dc:creator>
    <meta:creation-date>2021-11-12T08:58:00Z</meta:creation-date>
    <dc:date>2021-11-12T09:00:00Z</dc:date>
    <meta:template xlink:href="Normal" xlink:type="simple"/>
    <meta:editing-cycles>1</meta:editing-cycles>
    <meta:editing-duration>PT120S</meta:editing-duration>
    <meta:document-statistic meta:page-count="5" meta:paragraph-count="11" meta:word-count="911" meta:character-count="5913" meta:row-count="41" meta:non-whitespace-character-count="5013"/>
  </office:meta>
</office:document-meta>
</file>